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808080" draw:textarea-horizontal-align="center" draw:textarea-vertical-align="middle"/>
    </style:style>
    <style:style style:name="gr6" style:family="graphic" style:parent-style-name="standard">
      <style:graphic-properties draw:fill-color="#355e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b8ff"/>
    </style:style>
    <style:style style:name="P3" style:family="paragraph">
      <style:paragraph-properties fo:margin-left="0cm" fo:margin-right="0cm" fo:text-indent="0cm"/>
      <style:text-properties fo:color="#008000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808080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244cm" svg:height="1.486cm" svg:x="2.478cm" svg:y="4.561cm">
          <text:p text:style-name="P4"/>
        </draw:rect>
        <draw:frame draw:style-name="gr2" draw:text-style-name="P2" draw:layer="layout" svg:width="4.075cm" svg:height="0.962cm" svg:x="1.635cm" svg:y="6.323cm">
          <draw:text-box>
            <text:p text:style-name="P2">Electron gun</text:p>
          </draw:text-box>
        </draw:frame>
        <draw:line draw:style-name="gr3" draw:text-style-name="P1" draw:layer="layout" svg:x1="4.722cm" svg:y1="5.19cm" svg:x2="7.206cm" svg:y2="3.947cm">
          <text:p text:style-name="P4"/>
        </draw:line>
        <draw:line draw:style-name="gr3" draw:text-style-name="P1" draw:layer="layout" svg:x1="4.722cm" svg:y1="5.191cm" svg:x2="7.451cm" svg:y2="4.421cm">
          <text:p text:style-name="P4"/>
        </draw:line>
        <draw:line draw:style-name="gr3" draw:text-style-name="P1" draw:layer="layout" svg:x1="4.723cm" svg:y1="5.191cm" svg:x2="7.558cm" svg:y2="4.835cm">
          <text:p text:style-name="P4"/>
        </draw:line>
        <draw:line draw:style-name="gr3" draw:text-style-name="P1" draw:layer="layout" svg:x1="4.724cm" svg:y1="5.191cm" svg:x2="7.559cm" svg:y2="5.191cm">
          <text:p text:style-name="P4"/>
        </draw:line>
        <draw:line draw:style-name="gr3" draw:text-style-name="P1" draw:layer="layout" svg:x1="4.725cm" svg:y1="5.191cm" svg:x2="7.558cm" svg:y2="5.661cm">
          <text:p text:style-name="P4"/>
        </draw:line>
        <draw:line draw:style-name="gr3" draw:text-style-name="P1" draw:layer="layout" svg:x1="4.726cm" svg:y1="5.191cm" svg:x2="7.436cm" svg:y2="6.105cm">
          <text:p text:style-name="P4"/>
        </draw:line>
        <draw:line draw:style-name="gr3" draw:text-style-name="P1" draw:layer="layout" svg:x1="4.726cm" svg:y1="5.191cm" svg:x2="7.145cm" svg:y2="6.533cm">
          <text:p text:style-name="P4"/>
        </draw:line>
        <draw:line draw:style-name="gr4" draw:text-style-name="P1" draw:layer="layout" svg:x1="4.81cm" svg:y1="5.2cm" svg:x2="15.178cm" svg:y2="5.18cm">
          <text:p text:style-name="P4"/>
        </draw:line>
        <draw:rect draw:style-name="gr5" draw:text-style-name="P1" draw:layer="layout" svg:width="0.377cm" svg:height="2.634cm" svg:x="9.875cm" svg:y="1.635cm">
          <text:p text:style-name="P4"/>
        </draw:rect>
        <draw:rect draw:style-name="gr5" draw:text-style-name="P1" draw:layer="layout" svg:width="0.377cm" svg:height="3.024cm" svg:x="9.876cm" svg:y="6.035cm">
          <text:p text:style-name="P4"/>
        </draw:rect>
        <draw:rect draw:style-name="gr5" draw:text-style-name="P1" draw:layer="layout" svg:width="0.377cm" svg:height="1.138cm" svg:x="9.876cm" svg:y="4.6cm">
          <text:p text:style-name="P4"/>
        </draw:rect>
        <draw:rect draw:style-name="gr6" draw:text-style-name="P1" draw:layer="layout" svg:width="0.765cm" svg:height="6.932cm" svg:x="15.194cm" svg:y="1.928cm">
          <text:p text:style-name="P4"/>
        </draw:rect>
        <draw:frame draw:style-name="gr2" draw:text-style-name="P3" draw:layer="layout" svg:width="4.519cm" svg:height="0.962cm" draw:transform="rotate (1.57271618897179) translate (16.087cm 7.674cm)">
          <draw:text-box>
            <text:p text:style-name="P3">Detector array</text:p>
          </draw:text-box>
        </draw:frame>
        <draw:frame draw:style-name="gr2" draw:layer="layout" svg:width="0.853cm" svg:height="0.962cm" svg:x="10.12cm" svg:y="3.509cm">
          <draw:text-box>
            <text:p text:style-name="P4">1</text:p>
          </draw:text-box>
        </draw:frame>
        <draw:frame draw:style-name="gr2" draw:layer="layout" svg:width="0.858cm" svg:height="0.962cm" svg:x="10.121cm" svg:y="5.809cm">
          <draw:text-box>
            <text:p text:style-name="P4">2</text:p>
          </draw:text-box>
        </draw:frame>
        <draw:frame draw:style-name="gr2" draw:text-style-name="P5" draw:layer="layout" svg:width="6.319cm" svg:height="0.962cm" svg:x="7.04cm" svg:y="9.09cm">
          <draw:text-box>
            <text:p text:style-name="P5">A wall with two holes</text:p>
          </draw:text-box>
        </draw:frame>
        <draw:frame draw:style-name="gr2" draw:text-style-name="P7" draw:layer="layout" svg:width="10.353cm" svg:height="1.119cm" svg:x="17.815cm" svg:y="4.641cm">
          <draw:text-box>
            <text:p text:style-name="P6"><text:span text:style-name="T1">“</text:span><text:span text:style-name="T1">Young's two slit experiment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15T19:12:09</meta:creation-date>
    <dc:creator>Jussi Eloranta</dc:creator>
    <dc:date>2007-12-15T20:24:33</dc:date>
    <meta:editing-cycles>11</meta:editing-cycles>
    <meta:editing-duration>PT1H12M2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